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crB" svg:font-family="OcrB" style:font-family-generic="system" style:font-pitch="variable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200%"/>
      <style:text-properties style:font-name="OcrB" fo:font-weight="bold" style:font-weight-asian="bold" fo:font-size="72pt" style:font-size-asian="72pt" style:font-size-complex="72pt"/>
    </style:style>
    <style:style style:name="P2" style:parent-style-name="Normal" style:family="paragraph">
      <style:paragraph-properties fo:text-align="center" fo:line-height="200%"/>
      <style:text-properties style:font-name="OcrB" fo:font-weight="bold" style:font-weight-asian="bold" fo:font-size="72pt" style:font-size-asian="72pt" style:font-size-complex="72pt"/>
    </style:style>
    <style:style style:name="P3" style:parent-style-name="Normal" style:family="paragraph">
      <style:paragraph-properties fo:text-align="center" fo:line-height="200%"/>
    </style:style>
    <style:style style:name="T4" style:parent-style-name="DefaultParagraphFont" style:family="text">
      <style:text-properties style:font-name="OcrB" fo:font-weight="bold" style:font-weight-asian="bold" fo:font-size="72pt" style:font-size-asian="72pt" style:font-size-complex="72pt"/>
    </style:style>
  </office:automatic-styles>
  <office:body>
    <office:text text:use-soft-page-breaks="true">
      <text:p text:style-name="P1">SURNAME</text:p>
      <text:p text:style-name="P2">FIRSTNAME</text:p>
      <text:p text:style-name="P3"><text:span text:style-name="T4">GROUP X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crB" svg:font-family="OcrB" style:font-family-generic="system" style:font-pitch="variable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.0833in" fo:margin-left="0.5in" fo:margin-bottom="0.5in" fo:margin-right="0.27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idan Dunbar</meta:initial-creator>
    <dc:creator>Aidan Dunbar</dc:creator>
    <meta:creation-date>2016-03-07T13:55:00Z</meta:creation-date>
    <dc:date>2016-03-11T09:31:00Z</dc:date>
    <meta:print-date>2016-03-09T11:15:00Z</meta:print-date>
    <meta:template xlink:href="Normal.dotm" xlink:type="simple"/>
    <meta:editing-cycles>1</meta:editing-cycles>
    <meta:editing-duration>PT262560S</meta:editing-duration>
    <meta:document-statistic meta:page-count="1" meta:paragraph-count="1" meta:word-count="3" meta:character-count="25" meta:row-count="1" meta:non-whitespace-character-count="23"/>
  </office:meta>
</office:document-meta>
</file>